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I need to know a generic name for mshabikiwa for now I will just use Celebr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1" meta:paragraph-count="1" meta:word-count="16" meta:character-count="78"/>
    <dc:date>2012-01-22T23:57:24</dc:date>
    <dc:creator>Boniface Chacha</dc:creator>
    <meta:generator>LibreOffice/3.3$Linux LibreOffice_project/330m19$Build-401</meta:generator>
  </office:meta>
</office:document-meta>
</file>